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c7565" officeooo:paragraph-rsid="000c7565"/>
    </style:style>
    <style:style style:name="P2" style:family="paragraph" style:parent-style-name="Standard">
      <style:paragraph-properties fo:text-align="justify" style:justify-single-word="false"/>
      <style:text-properties officeooo:rsid="000d625b" officeooo:paragraph-rsid="000d625b"/>
    </style:style>
    <style:style style:name="P3" style:family="paragraph" style:parent-style-name="Standard">
      <style:paragraph-properties fo:text-align="justify" style:justify-single-word="false"/>
      <style:text-properties officeooo:rsid="000d625b" officeooo:paragraph-rsid="0019a1e8"/>
    </style:style>
    <style:style style:name="P4" style:family="paragraph" style:parent-style-name="Standard">
      <style:paragraph-properties fo:text-align="justify" style:justify-single-word="false"/>
      <style:text-properties officeooo:rsid="00108cd4" officeooo:paragraph-rsid="00108cd4"/>
    </style:style>
    <style:style style:name="P5" style:family="paragraph" style:parent-style-name="Standard">
      <style:paragraph-properties fo:text-align="justify" style:justify-single-word="false"/>
      <style:text-properties officeooo:rsid="00144874" officeooo:paragraph-rsid="00144874"/>
    </style:style>
    <style:style style:name="P6" style:family="paragraph" style:parent-style-name="Standard">
      <style:paragraph-properties fo:text-align="justify" style:justify-single-word="false"/>
      <style:text-properties officeooo:rsid="0019a1e8" officeooo:paragraph-rsid="0019a1e8"/>
    </style:style>
    <style:style style:name="P7" style:family="paragraph" style:parent-style-name="Standard">
      <style:paragraph-properties fo:text-align="justify" style:justify-single-word="false"/>
      <style:text-properties officeooo:rsid="001a838a" officeooo:paragraph-rsid="001a838a"/>
    </style:style>
    <style:style style:name="P8" style:family="paragraph" style:parent-style-name="Standard">
      <style:paragraph-properties fo:text-align="justify" style:justify-single-word="false"/>
      <style:text-properties officeooo:rsid="001a838a" officeooo:paragraph-rsid="001bc6a1"/>
    </style:style>
    <style:style style:name="P9" style:family="paragraph" style:parent-style-name="Standard">
      <style:paragraph-properties fo:text-align="justify" style:justify-single-word="false"/>
      <style:text-properties officeooo:rsid="0012c05e" officeooo:paragraph-rsid="001bc6a1"/>
    </style:style>
    <style:style style:name="P10" style:family="paragraph" style:parent-style-name="Standard">
      <style:paragraph-properties fo:text-align="justify" style:justify-single-word="false"/>
      <style:text-properties officeooo:rsid="001d6e2e" officeooo:paragraph-rsid="001d6e2e"/>
    </style:style>
    <style:style style:name="P11" style:family="paragraph" style:parent-style-name="Standard">
      <style:paragraph-properties fo:text-align="justify" style:justify-single-word="false"/>
      <style:text-properties fo:font-weight="bold" officeooo:rsid="0019a1e8" officeooo:paragraph-rsid="0019a1e8" style:font-weight-asian="bold" style:font-weight-complex="bold"/>
    </style:style>
    <style:style style:name="P12" style:family="paragraph" style:parent-style-name="Standard">
      <style:paragraph-properties fo:text-align="justify" style:justify-single-word="false"/>
      <style:text-properties fo:font-weight="bold" officeooo:rsid="000d625b" officeooo:paragraph-rsid="000d625b" style:font-weight-asian="bold" style:font-weight-complex="bold"/>
    </style:style>
    <style:style style:name="P13" style:family="paragraph" style:parent-style-name="Standard">
      <style:paragraph-properties fo:text-align="justify" style:justify-single-word="false"/>
      <style:text-properties fo:font-weight="bold" officeooo:rsid="001d6e2e" officeooo:paragraph-rsid="001d6e2e" style:font-weight-asian="bold" style:font-weight-complex="bold"/>
    </style:style>
    <style:style style:name="P14" style:family="paragraph" style:parent-style-name="Standard" style:list-style-name="L1">
      <style:paragraph-properties fo:text-align="justify" style:justify-single-word="false"/>
      <style:text-properties officeooo:rsid="0019a1e8" officeooo:paragraph-rsid="001bc6a1"/>
    </style:style>
    <style:style style:name="P15" style:family="paragraph" style:parent-style-name="Standard" style:list-style-name="L2">
      <style:paragraph-properties fo:text-align="justify" style:justify-single-word="false"/>
      <style:text-properties officeooo:rsid="0019a1e8" officeooo:paragraph-rsid="0019a1e8"/>
    </style:style>
    <style:style style:name="P16" style:family="paragraph" style:parent-style-name="Standard" style:list-style-name="L1">
      <style:paragraph-properties fo:text-align="justify" style:justify-single-word="false"/>
      <style:text-properties officeooo:rsid="000f5beb" officeooo:paragraph-rsid="000f5beb"/>
    </style:style>
    <style:style style:name="P17" style:family="paragraph" style:parent-style-name="Standard" style:list-style-name="L1">
      <style:paragraph-properties fo:text-align="justify" style:justify-single-word="false"/>
      <style:text-properties officeooo:rsid="001b781f" officeooo:paragraph-rsid="001de7aa"/>
    </style:style>
    <style:style style:name="P18" style:family="paragraph" style:parent-style-name="Standard" style:list-style-name="L2">
      <style:paragraph-properties fo:text-align="justify" style:justify-single-word="false"/>
      <style:text-properties officeooo:rsid="001b781f" officeooo:paragraph-rsid="001b781f"/>
    </style:style>
    <style:style style:name="P19" style:family="paragraph" style:parent-style-name="Standard" style:list-style-name="L1">
      <style:paragraph-properties fo:text-align="justify" style:justify-single-word="false"/>
      <style:text-properties officeooo:rsid="00108cd4" officeooo:paragraph-rsid="00108cd4"/>
    </style:style>
    <style:style style:name="P20" style:family="paragraph" style:parent-style-name="Standard" style:list-style-name="L1">
      <style:paragraph-properties fo:text-align="justify" style:justify-single-word="false"/>
      <style:text-properties officeooo:rsid="00124e06" officeooo:paragraph-rsid="00124e06"/>
    </style:style>
    <style:style style:name="P21" style:family="paragraph" style:parent-style-name="Standard" style:list-style-name="L2">
      <style:paragraph-properties fo:text-align="justify" style:justify-single-word="false"/>
      <style:text-properties officeooo:rsid="001a838a" officeooo:paragraph-rsid="001a838a"/>
    </style:style>
    <style:style style:name="P22" style:family="paragraph" style:parent-style-name="Standard">
      <style:paragraph-properties fo:text-align="justify" style:justify-single-word="false"/>
      <style:text-properties officeooo:rsid="001fbbfc" officeooo:paragraph-rsid="001fbbfc"/>
    </style:style>
    <style:style style:name="P23" style:family="paragraph" style:parent-style-name="Standard">
      <style:paragraph-properties fo:text-align="justify" style:justify-single-word="false"/>
      <style:text-properties officeooo:rsid="001fbbfc" officeooo:paragraph-rsid="0020e7e5"/>
    </style:style>
    <style:style style:name="P24" style:family="paragraph" style:parent-style-name="Standard" style:list-style-name="L3">
      <style:paragraph-properties fo:text-align="justify" style:justify-single-word="false"/>
      <style:text-properties officeooo:rsid="001fbbfc" officeooo:paragraph-rsid="0020e7e5"/>
    </style:style>
    <style:style style:name="P25" style:family="paragraph" style:parent-style-name="Standard" style:list-style-name="L3">
      <style:paragraph-properties fo:text-align="justify" style:justify-single-word="false"/>
      <style:text-properties officeooo:rsid="0020e7e5" officeooo:paragraph-rsid="0020e7e5"/>
    </style:style>
    <style:style style:name="P26" style:family="paragraph" style:parent-style-name="Standard" style:list-style-name="L3">
      <style:paragraph-properties fo:text-align="justify" style:justify-single-word="false"/>
      <style:text-properties officeooo:rsid="0020e7e5" officeooo:paragraph-rsid="00226604"/>
    </style:style>
    <style:style style:name="P27" style:family="paragraph" style:parent-style-name="Standard">
      <style:paragraph-properties fo:text-align="justify" style:justify-single-word="false"/>
      <style:text-properties officeooo:rsid="00226604" officeooo:paragraph-rsid="00226604"/>
    </style:style>
    <style:style style:name="P28" style:family="paragraph" style:parent-style-name="Standard" style:list-style-name="L3">
      <style:paragraph-properties fo:text-align="justify" style:justify-single-word="false"/>
      <style:text-properties officeooo:rsid="00226604" officeooo:paragraph-rsid="00226604"/>
    </style:style>
    <style:style style:name="P29" style:family="paragraph" style:parent-style-name="Standard">
      <style:paragraph-properties fo:text-align="justify" style:justify-single-word="false"/>
      <style:text-properties officeooo:rsid="00231e31" officeooo:paragraph-rsid="00231e31"/>
    </style:style>
    <style:style style:name="T1" style:family="text">
      <style:text-properties officeooo:rsid="000d625b"/>
    </style:style>
    <style:style style:name="T2" style:family="text">
      <style:text-properties officeooo:rsid="0010c7ba"/>
    </style:style>
    <style:style style:name="T3" style:family="text">
      <style:text-properties officeooo:rsid="00124e06"/>
    </style:style>
    <style:style style:name="T4" style:family="text">
      <style:text-properties officeooo:rsid="00144874"/>
    </style:style>
    <style:style style:name="T5" style:family="text">
      <style:text-properties officeooo:rsid="0019a1e8"/>
    </style:style>
    <style:style style:name="T6" style:family="text">
      <style:text-properties officeooo:rsid="001a838a"/>
    </style:style>
    <style:style style:name="T7" style:family="text">
      <style:text-properties officeooo:rsid="001b781f"/>
    </style:style>
    <style:style style:name="T8" style:family="text">
      <style:text-properties officeooo:rsid="001de7aa"/>
    </style:style>
    <style:style style:name="T9" style:family="text">
      <style:text-properties officeooo:rsid="001fbbfc"/>
    </style:style>
    <style:style style:name="T10" style:family="text">
      <style:text-properties officeooo:rsid="0020e7e5"/>
    </style:style>
    <style:style style:name="T11" style:family="text">
      <style:text-properties officeooo:rsid="002296ae"/>
    </style:style>
    <style:style style:name="T12" style:family="text">
      <style:text-properties officeooo:rsid="00231e3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usieurs pistes sont envisagées <text:span text:style-name="T1">pour Solioti.</text:span></text:p>
      <text:p text:style-name="P1"/>
      <text:p text:style-name="P12">I/ Un mur végétalisé d’intérieur <text:span text:style-name="T5">(haut de gamme)</text:span></text:p>
      <text:p text:style-name="P2"/>
      <text:p text:style-name="P2">Le principe : un mur végétalisé placé en intérieur (mur, meuble, …) avec un système automatisé dont l’objectif est d’entretenir un couvert végétal d’ornement ou d’alimentation (fleurs, herbes aromatiques, …). <text:span text:style-name="T5">Le système se veut le plus attractif avec possibilité d’implémenter une application ludique sur écran juste au niveau du boîtier du Raspberry.</text:span></text:p>
      <text:p text:style-name="P2"/>
      <text:p text:style-name="P2">Le matériel IoT :</text:p>
      <text:list xml:id="list2709073218821135596" text:style-name="L1">
        <text:list-item>
          <text:p text:style-name="P14">[<text:a xlink:type="simple" xlink:href="https://fr.aliexpress.com/item/32973123948.html?spm=a2g0o.productlist.0.0.385a521ceyLb6O&amp;algo_pvid=1b7d5748-8a93-423d-ac65-87f987c914b5&amp;algo_expid=1b7d5748-8a93-423d-ac65-87f987c914b5-1&amp;btsid=2100bde116049354997413337edc5d&amp;ws_ab_test=searchweb0_0,searchweb201602_,searchweb201603_" text:style-name="Internet_20_link" text:visited-style-name="Visited_20_Internet_20_Link">lien</text:a>] des lumières de croissance hydroponique MR16 à spectre complet =&gt; 2€ l’unité ;</text:p>
        </text:list-item>
        <text:list-item>
          <text:p text:style-name="P16"><text:span text:style-name="T3">[</text:span><text:a xlink:type="simple" xlink:href="https://fr.aliexpress.com/item/32951556560.html?spm=a2g0o.productlist.0.0.19ee20a3BJHiBe&amp;algo_pvid=984d798e-71cf-4de2-820e-4d3a1aaee2ec&amp;algo_expid=984d798e-71cf-4de2-820e-4d3a1aaee2ec-10&amp;btsid=2100bdd516043385268142366eaf5f&amp;ws_ab_test=searchweb0_0,searchweb201602_,searchweb201603_" text:style-name="Internet_20_link" text:visited-style-name="Visited_20_Internet_20_Link"><text:span text:style-name="T3">lien</text:span></text:a><text:span text:style-name="T3">] </text:span>un capteur d’humidité au sol =&gt; 5€ ;</text:p>
        </text:list-item>
        <text:list-item>
          <text:p text:style-name="P17">[<text:a xlink:type="simple" xlink:href="https://fr.aliexpress.com/item/32759158558.html?spm=a2g0o.productlist.0.0.7c0d35510mOw2I&amp;algo_pvid=d9b2ccdd-9a42-4272-a071-2e7d5dd93beb&amp;algo_expid=d9b2ccdd-9a42-4272-a071-2e7d5dd93beb-11&amp;btsid=2100bde716049364356383062e3e59&amp;ws_ab_test=searchweb0_0,searchweb201602_,searchweb201603_" text:style-name="Internet_20_link" text:visited-style-name="Visited_20_Internet_20_Link">lien</text:a>] un capteur de température et d’humidité de l’air =&gt; 3€ ;</text:p>
        </text:list-item>
        <text:list-item>
          <text:p text:style-name="P19"><text:span text:style-name="T3">[</text:span><text:a xlink:type="simple" xlink:href="https://fr.aliexpress.com/item/4000467977004.html?spm=a2g0o.productlist.0.0.3c4328c7nRIrWQ&amp;algo_pvid=d8dcb9fb-bbf0-4081-a608-b01ff62ff74e&amp;algo_expid=d8dcb9fb-bbf0-4081-a608-b01ff62ff74e-12&amp;btsid=0b0a0ae216043367114886319ebc83&amp;ws_ab_test=searchweb0_0,searchweb201602_,searchweb201603_" text:style-name="Internet_20_link" text:visited-style-name="Visited_20_Internet_20_Link"><text:span text:style-name="T3">lien</text:span></text:a><text:span text:style-name="T3">] </text:span>un contrôleur de niveau d’eau (plein/vide) =&gt; 10€ ;</text:p>
        </text:list-item>
        <text:list-item>
          <text:p text:style-name="P19"><text:span text:style-name="T3">[</text:span><text:a xlink:type="simple" xlink:href="https://fr.aliexpress.com/item/32917388033.html?spm=a2g0o.productlist.0.0.b03458fe3jsOlz&amp;algo_pvid=92f717db-777e-4259-a073-3789dad36a04&amp;algo_expid=92f717db-777e-4259-a073-3789dad36a04-28&amp;btsid=0b0a0ae216049225854823393ebc76&amp;ws_ab_test=searchweb0_0,searchweb201602_,searchweb201603_" text:style-name="Internet_20_link" text:visited-style-name="Visited_20_Internet_20_Link"><text:span text:style-name="T3">lien</text:span></text:a><text:span text:style-name="T3">] </text:span>un Raspberry modèle B Pi <text:span text:style-name="T2">3</text:span> + <text:span text:style-name="T5">adaptateur d’alimentation + boîtier ABS + dissipateurs de chaleur + écran tactile 3.5 pouces avec stylo</text:span> =&gt; <text:span text:style-name="T5">65</text:span>€ ;</text:p>
        </text:list-item>
        <text:list-item>
          <text:p text:style-name="P20">[<text:a xlink:type="simple" xlink:href="https://fr.aliexpress.com/item/1005001565207157.html?spm=a2g0o.productlist.0.0.47567ca0JCo8nr&amp;algo_pvid=e2e9e941-a2d4-4040-8359-32246b1a9de7&amp;algo_expid=e2e9e941-a2d4-4040-8359-32246b1a9de7-0&amp;btsid=0b0a0ae216043375304786792ebc83&amp;ws_ab_test=searchweb0_0,searchweb201602_,searchweb201603_" text:style-name="Internet_20_link" text:visited-style-name="Visited_20_Internet_20_Link">lien</text:a>] carte d’extension de module de panneau de commande de relais RPI à 6 canaux pour Raspberry Pi 3 =&gt; 20€.</text:p>
        </text:list-item>
      </text:list>
      <text:p text:style-name="P4"/>
      <text:p text:style-name="P4">Total : <text:span text:style-name="T5">105€.</text:span></text:p>
      <text:p text:style-name="P4"/>
      <text:p text:style-name="P9">Fonctionnement général : le dispositif est commandé par un Raspberry équipé d’une carte d’extension <text:span text:style-name="T4">(composée de relais) </text:span>pour pouvoir communiquer avec l’équipement électronique. <text:span text:style-name="T6">Le présent dispositif part du principe que les études documentaires permettent de se passer d’un capteur de luminosité. Le programmateur des lampes UV définit un éclairage de base suivant la saisonnalité pour que les plantes sélectionnées puissent survivre sur le mur végétalisé. Reste le capteur d’humidité du substrat pour s’assurer que le mur ne dépasse pas le seuil de stress hydrique et que l’arrosage est bien effectif. Un contrôleur de niveau d’eau indique aussi quand la cuve est pleine ou vide.</text:span> <text:span text:style-name="T8">Enfin, un capteur indique la température et l’humidité de l’air. </text:span>Ces données sont transmises au serveur du Raspberry qui sera en capacité de stocker les informations en réseau local via Node-Red (plate-forme de low-code en Javascript qui sert de cerveau au système d’automatisation). L’utilisation des équipements électroniques demandera sans doute d’utiliser du Python ou du C++ en langage de programmation. L’interaction avec ces données (affichages, commande de la lampe horticole, réglages) sera possible via l’écran tactile connecté au Raspberry. <text:span text:style-name="T7">Tout l’aspect alerte, choix des programmes, interaction avec le mur, conseils sont gérés par l’application sur l’écran. Une connexion Wifi peut permettre de dupliquer l’application en ligne pour que la gestion puisse aussi se faire à distance.</text:span></text:p>
      <text:p text:style-name="P5"/>
      <text:p text:style-name="P11">II/ Un mur végétalisé d’intérieur (bas de gamme)</text:p>
      <text:p text:style-name="P6"/>
      <text:p text:style-name="P3">Le principe : un mur végétalisé placé en intérieur (mur, meuble, …) avec un système automatisé dont l’objectif est d’entretenir un couvert végétal d’ornement ou d’alimentation (fleurs, herbes aromatiques, …). <text:span text:style-name="T5">Le système optimise au maximum l’équipement pour rester attractif tout en étant le moins cher possible.</text:span></text:p>
      <text:p text:style-name="P3"/>
      <text:p text:style-name="P6">Le matériel IoT :</text:p>
      <text:list xml:id="list7954996196750093560" text:style-name="L2">
        <text:list-item>
          <text:p text:style-name="P15">[<text:a xlink:type="simple" xlink:href="https://fr.aliexpress.com/item/32973123948.html?spm=a2g0o.productlist.0.0.385a521ceyLb6O&amp;algo_pvid=1b7d5748-8a93-423d-ac65-87f987c914b5&amp;algo_expid=1b7d5748-8a93-423d-ac65-87f987c914b5-1&amp;btsid=2100bde116049354997413337edc5d&amp;ws_ab_test=searchweb0_0,searchweb201602_,searchweb201603_" text:style-name="Internet_20_link" text:visited-style-name="Visited_20_Internet_20_Link">lien</text:a>] des lumières de croissance hydroponique MR16 à spectre complet =&gt; 2€ l’unité ;</text:p>
        </text:list-item>
        <text:list-item>
          <text:p text:style-name="P15"><text:span text:style-name="T3">[</text:span><text:a xlink:type="simple" xlink:href="https://fr.aliexpress.com/item/32951556560.html?spm=a2g0o.productlist.0.0.19ee20a3BJHiBe&amp;algo_pvid=984d798e-71cf-4de2-820e-4d3a1aaee2ec&amp;algo_expid=984d798e-71cf-4de2-820e-4d3a1aaee2ec-10&amp;btsid=2100bdd516043385268142366eaf5f&amp;ws_ab_test=searchweb0_0,searchweb201602_,searchweb201603_" text:style-name="Internet_20_link" text:visited-style-name="Visited_20_Internet_20_Link"><text:span text:style-name="T3">lien</text:span></text:a><text:span text:style-name="T3">] un capteur d’humidité au sol =&gt; 5€ ;</text:span></text:p>
        </text:list-item>
        <text:list-item>
          <text:p text:style-name="P15"><text:span text:style-name="T3">[</text:span><text:a xlink:type="simple" xlink:href="https://fr.aliexpress.com/item/4000467977004.html?spm=a2g0o.productlist.0.0.3c4328c7nRIrWQ&amp;algo_pvid=d8dcb9fb-bbf0-4081-a608-b01ff62ff74e&amp;algo_expid=d8dcb9fb-bbf0-4081-a608-b01ff62ff74e-12&amp;btsid=0b0a0ae216043367114886319ebc83&amp;ws_ab_test=searchweb0_0,searchweb201602_,searchweb201603_" text:style-name="Internet_20_link" text:visited-style-name="Visited_20_Internet_20_Link"><text:span text:style-name="T3">lien</text:span></text:a><text:span text:style-name="T3">] un contrôleur de niveau d’eau (plein/vide) =&gt; 10€ ;</text:span></text:p>
        </text:list-item>
        <text:list-item>
          <text:p text:style-name="P21">[<text:a xlink:type="simple" xlink:href="https://fr.aliexpress.com/item/4001076883280.html?src=google&amp;albch=shopping&amp;acnt=248-630-5778&amp;isdl=y&amp;slnk=&amp;plac=&amp;mtctp=&amp;albbt=Gploogle_7_shopping&amp;aff_atform=google&amp;aff_short_key=UneMJZVf&amp;gclsrc=aw.ds&amp;&amp;albagn=888888&amp;&amp;ds_e_adid=438856512718&amp;ds_e_matchtype=&amp;ds_e_device=c&amp;ds_e_network=u&amp;ds_e_product_group_id=743612850714&amp;ds_e_product_id=fr4001076883280&amp;ds_e_product_merchant_id=107376759&amp;ds_e_product_country=FR&amp;ds_e_product_language=fr&amp;ds_e_product_channel=online&amp;ds_e_product_store_id=&amp;ds_url_v=2&amp;ds_dest_url=https://fr.aliexpress.com/item/4001076883280.html?&amp;albcp=10191220514&amp;albag=107473525128&amp;gclid=Cj0KCQjwit_8BRCoARIsAIx3Rj5mgnXghQDNkiri5CWk0QoJFGxQxs-PgWbwdXHlDSB3VWbQgIhCUu8aApMaEALw_wcB" text:style-name="Internet_20_link" text:visited-style-name="Visited_20_Internet_20_Link">lien</text:a>] carte ESP-WROOM-32D =&gt;4€ ;</text:p>
        </text:list-item>
        <text:list-item>
          <text:p text:style-name="P21">[<text:a xlink:type="simple" xlink:href="https://fr.aliexpress.com/item/32948875673.html?spm=a2g0o.productlist.0.0.275d3ca9x9AnlQ&amp;algo_pvid=9209e72a-7ae3-4902-ba10-6d459c2ff64f&amp;algo_expid=9209e72a-7ae3-4902-ba10-6d459c2ff64f-1&amp;btsid=2100bde716049361541808932e3e59&amp;ws_ab_test=searchweb0_0,searchweb201602_,searchweb201603_" text:style-name="Internet_20_link" text:visited-style-name="Visited_20_Internet_20_Link">lien</text:a>] un potentiomètre =&gt; 0,50€ ;</text:p>
        </text:list-item>
        <text:list-item>
          <text:p text:style-name="P18"><text:soft-page-break/>[<text:a xlink:type="simple" xlink:href="https://fr.aliexpress.com/item/32759158558.html?spm=a2g0o.productlist.0.0.7c0d35510mOw2I&amp;algo_pvid=d9b2ccdd-9a42-4272-a071-2e7d5dd93beb&amp;algo_expid=d9b2ccdd-9a42-4272-a071-2e7d5dd93beb-11&amp;btsid=2100bde716049364356383062e3e59&amp;ws_ab_test=searchweb0_0,searchweb201602_,searchweb201603_" text:style-name="Internet_20_link" text:visited-style-name="Visited_20_Internet_20_Link">lien</text:a>] un capteur de température et d’humidité de l’air =&gt; 3€ ;</text:p>
        </text:list-item>
        <text:list-item>
          <text:p text:style-name="P18">[<text:a xlink:type="simple" xlink:href="https://fr.aliexpress.com/item/4001113087460.html?spm=a2g0o.productlist.0.0.2ed26735wmeYQ6&amp;algo_pvid=7e18c9af-15db-47d0-abb8-6ac3d85d1baa&amp;algo_expid=7e18c9af-15db-47d0-abb8-6ac3d85d1baa-4&amp;btsid=2100bde716049365037803393e3e59&amp;ws_ab_test=searchweb0_0,searchweb201602_,searchweb201603_" text:style-name="Internet_20_link" text:visited-style-name="Visited_20_Internet_20_Link">lien</text:a>] led 3 couleurs =&gt; 0,50€ ;</text:p>
        </text:list-item>
        <text:list-item>
          <text:p text:style-name="P18">[<text:a xlink:type="simple" xlink:href="https://fr.aliexpress.com/item/32849730395.html?spm=a2g0o.productlist.0.0.51f84590DHJ8nl&amp;algo_pvid=d7057431-88ac-4c34-8084-9d7291a580f5&amp;algo_expid=d7057431-88ac-4c34-8084-9d7291a580f5-4&amp;btsid=2100bde716049366212253842e3e59&amp;ws_ab_test=searchweb0_0,searchweb201602_,searchweb201603_" text:style-name="Internet_20_link" text:visited-style-name="Visited_20_Internet_20_Link">lien</text:a>] buzzer =&gt; 0,50€ ;</text:p>
        </text:list-item>
        <text:list-item>
          <text:p text:style-name="P18">[<text:a xlink:type="simple" xlink:href="https://fr.aliexpress.com/item/4000002592780.html?spm=a2g0o.productlist.0.0.4f1a710f9vMb7Q&amp;algo_pvid=e24de914-96d9-409d-84b6-e328af402234&amp;algo_expid=e24de914-96d9-409d-84b6-e328af402234-10&amp;btsid=2100bde716049368196155404e3e59&amp;ws_ab_test=searchweb0_0,searchweb201602_,searchweb201603_" text:style-name="Internet_20_link" text:visited-style-name="Visited_20_Internet_20_Link">lien</text:a>] module 3G =&gt; 0,50€ ;</text:p>
        </text:list-item>
        <text:list-item>
          <text:p text:style-name="P21">[<text:a xlink:type="simple" xlink:href="https://fr.aliexpress.com/item/4000350275821.html?spm=a2g0o.productlist.0.0.12246273u3Rp5w&amp;algo_pvid=8c501c35-b68a-4c28-9997-33d979611535&amp;algo_expid=8c501c35-b68a-4c28-9997-33d979611535-5&amp;btsid=2100bde716049362305311566e3e59&amp;ws_ab_test=searchweb0_0,searchweb201602_,searchweb201603_" text:style-name="Internet_20_link" text:visited-style-name="Visited_20_Internet_20_Link">lien</text:a>] un bouton poussoir =&gt; 0,50€.</text:p>
        </text:list-item>
      </text:list>
      <text:p text:style-name="P7"/>
      <text:p text:style-name="P7">Total : 26,<text:span text:style-name="T7">50</text:span>€ (le prix ne prend pas en compte le boîtier de la carte ni le programmateur pour allumer/éteindre les leds, donc prévoir plutôt 40€).</text:p>
      <text:p text:style-name="P7"/>
      <text:p text:style-name="P8">Fonctionnement général : Le présent dispositif part du principe que les études documentaires permettent de se passer d’un capteur de luminosité. Le programmateur des lampes UV définit un éclairage de base suivant la saisonnalité pour que les plantes sélectionnées puissent survivre sur le mur végétalisé. Un contrôleur de niveau d’eau indique quand la cuve est pleine ou vide. Le capteur d’humidité au sol sert de sécurité au cas où le seuil de stress hydrique serait dépassé, auquel cas, un arrosage est forcé. <text:span text:style-name="T7">L’arrosage peut aussi être forcé avec un bouton poussoir. Les alertes sur le module peuvent être gérées par une led 3 couleurs ainsi qu’un buzzer. Le buzzer signale le dysfonctionnement et la couleur de led la nature du problème (arrosage, dysfonctionnement électronique, communication réseau). Un capteur de température et d’humidité peut servir à définir si l’environnement est propice au développement des plantes. Concernant la connectivité, Wifi ou 3G peuvent être sélectionnées suivant la préférence du particulier. Les informations sont envoyées sur un serveur en ligne sur une plateforme Node-Red. Une application peut être développée afin d’offrir une interface didactique, permettant de gérer à distance le mur végétalisé et de recevoir des alertes.</text:span></text:p>
      <text:p text:style-name="P8"/>
      <text:p text:style-name="P13">II<text:span text:style-name="T12">I</text:span>/ Un mur végétalisé d’extérieur (gestion des eaux de pluie) <text:span text:style-name="T10">pour un petit projet</text:span></text:p>
      <text:p text:style-name="P10"/>
      <text:p text:style-name="P22">Le principe : le mur permet d’alléger le traitement des eaux de pluie en métropole, en plus d’autres atouts comme l’agrément, la lutte contre les îlots de chaleurs, la biodiversité.</text:p>
      <text:p text:style-name="P22"/>
      <text:p text:style-name="P23">Le matériel IoT :</text:p>
      <text:list xml:id="list6896227977178686633" text:style-name="L3">
        <text:list-item>
          <text:p text:style-name="P24"><text:span text:style-name="T6">[</text:span><text:a xlink:type="simple" xlink:href="https://fr.aliexpress.com/item/4001076883280.html?src=google&amp;albch=shopping&amp;acnt=248-630-5778&amp;isdl=y&amp;slnk=&amp;plac=&amp;mtctp=&amp;albbt=Gploogle_7_shopping&amp;aff_atform=google&amp;aff_short_key=UneMJZVf&amp;gclsrc=aw.ds&amp;&amp;albagn=888888&amp;&amp;ds_e_adid=438856512718&amp;ds_e_matchtype=&amp;ds_e_device=c&amp;ds_e_network=u&amp;ds_e_product_group_id=743612850714&amp;ds_e_product_id=fr4001076883280&amp;ds_e_product_merchant_id=107376759&amp;ds_e_product_country=FR&amp;ds_e_product_language=fr&amp;ds_e_product_channel=online&amp;ds_e_product_store_id=&amp;ds_url_v=2&amp;ds_dest_url=https://fr.aliexpress.com/item/4001076883280.html?&amp;albcp=10191220514&amp;albag=107473525128&amp;gclid=Cj0KCQjwit_8BRCoARIsAIx3Rj5mgnXghQDNkiri5CWk0QoJFGxQxs-PgWbwdXHlDSB3VWbQgIhCUu8aApMaEALw_wcB" text:style-name="Internet_20_link" text:visited-style-name="Visited_20_Internet_20_Link"><text:span text:style-name="T6">lien</text:span></text:a><text:span text:style-name="T6">] carte ESP-WROOM-32D =&gt;4€x2 ;</text:span></text:p>
        </text:list-item>
        <text:list-item>
          <text:p text:style-name="P24"><text:span text:style-name="T6">[</text:span><text:a xlink:type="simple" xlink:href="https://fr.aliexpress.com/item/4000467977004.html?spm=a2g0o.productlist.0.0.3c4328c7nRIrWQ&amp;algo_pvid=d8dcb9fb-bbf0-4081-a608-b01ff62ff74e&amp;algo_expid=d8dcb9fb-bbf0-4081-a608-b01ff62ff74e-12&amp;btsid=0b0a0ae216043367114886319ebc83&amp;ws_ab_test=searchweb0_0,searchweb201602_,searchweb201603_" text:style-name="Internet_20_link" text:visited-style-name="Visited_20_Internet_20_Link"><text:span text:style-name="T6">lien</text:span></text:a><text:span text:style-name="T6">] un contrôleur de niveau d’eau (plein/vide) =&gt; 10€ ;</text:span></text:p>
        </text:list-item>
        <text:list-item>
          <text:p text:style-name="P24"><text:span text:style-name="T6">[</text:span><text:a xlink:type="simple" xlink:href="https://fr.aliexpress.com/item/32951556560.html?spm=a2g0o.productlist.0.0.19ee20a3BJHiBe&amp;algo_pvid=984d798e-71cf-4de2-820e-4d3a1aaee2ec&amp;algo_expid=984d798e-71cf-4de2-820e-4d3a1aaee2ec-10&amp;btsid=2100bdd516043385268142366eaf5f&amp;ws_ab_test=searchweb0_0,searchweb201602_,searchweb201603_" text:style-name="Internet_20_link" text:visited-style-name="Visited_20_Internet_20_Link"><text:span text:style-name="T6">lien</text:span></text:a><text:span text:style-name="T6">] un capteur d’humidité au sol =&gt; 5€ ;</text:span></text:p>
        </text:list-item>
        <text:list-item>
          <text:p text:style-name="P24"><text:span text:style-name="T6">[</text:span><text:a xlink:type="simple" xlink:href="https://fr.aliexpress.com/item/32759158558.html?spm=a2g0o.productlist.0.0.7c0d35510mOw2I&amp;algo_pvid=d9b2ccdd-9a42-4272-a071-2e7d5dd93beb&amp;algo_expid=d9b2ccdd-9a42-4272-a071-2e7d5dd93beb-11&amp;btsid=2100bde716049364356383062e3e59&amp;ws_ab_test=searchweb0_0,searchweb201602_,searchweb201603_" text:style-name="Internet_20_link" text:visited-style-name="Visited_20_Internet_20_Link"><text:span text:style-name="T6">lien</text:span></text:a><text:span text:style-name="T6">] un capteur de température et d’humidité de l’air =&gt; 3€ ;</text:span></text:p>
        </text:list-item>
        <text:list-item>
          <text:p text:style-name="P25">[<text:a xlink:type="simple" xlink:href="https://fr.aliexpress.com/item/4000407106038.html?spm=a2g0o.productlist.0.0.65dd5c206Kgr3d&amp;algo_pvid=6fde8485-5428-4cd1-9166-e53660f5d2cb&amp;algo_expid=6fde8485-5428-4cd1-9166-e53660f5d2cb-11&amp;btsid=2100bb5116050142134501322e23b4&amp;ws_ab_test=searchweb0_0,searchweb201602_,searchweb201603_" text:style-name="Internet_20_link" text:visited-style-name="Visited_20_Internet_20_Link">lien</text:a>] un pluviomètre =&gt; 16€ ;</text:p>
        </text:list-item>
        <text:list-item>
          <text:p text:style-name="P26">[<text:a xlink:type="simple" xlink:href="https://fr.aliexpress.com/item/32898663512.html?spm=a2g0o.productlist.0.0.55552b20RAj06Q&amp;algo_pvid=8725e9c5-0b8a-47c9-b96f-bba409c553a9&amp;algo_expid=8725e9c5-0b8a-47c9-b96f-bba409c553a9-30&amp;btsid=2100bb5116050143049772226e23b4&amp;ws_ab_test=searchweb0_0,searchweb201602_,searchweb201603_" text:style-name="Internet_20_link" text:visited-style-name="Visited_20_Internet_20_Link">lien</text:a>] un capteur de mesure de distance étanche par ultrasons =&gt; 3,50€ ;</text:p>
        </text:list-item>
        <text:list-item>
          <text:p text:style-name="P26"><text:span text:style-name="T7">[</text:span><text:a xlink:type="simple" xlink:href="https://fr.aliexpress.com/item/4000002592780.html?spm=a2g0o.productlist.0.0.4f1a710f9vMb7Q&amp;algo_pvid=e24de914-96d9-409d-84b6-e328af402234&amp;algo_expid=e24de914-96d9-409d-84b6-e328af402234-10&amp;btsid=2100bde716049368196155404e3e59&amp;ws_ab_test=searchweb0_0,searchweb201602_,searchweb201603_" text:style-name="Internet_20_link" text:visited-style-name="Visited_20_Internet_20_Link"><text:span text:style-name="T7">lien</text:span></text:a><text:span text:style-name="T7">] module 3G =&gt; 0,50€ ;</text:span></text:p>
        </text:list-item>
        <text:list-item>
          <text:p text:style-name="P28">[<text:a xlink:type="simple" xlink:href="https://fr.aliexpress.com/item/33062782229.html?spm=a2g0o.productlist.0.0.35b42ecb4WQT8m&amp;algo_pvid=31c4349a-59a2-4284-9fd6-b523a70ae5c9&amp;algo_expid=31c4349a-59a2-4284-9fd6-b523a70ae5c9-6&amp;btsid=2100bb5116050144606464270e23b4&amp;ws_ab_test=searchweb0_0,searchweb201602_,searchweb201603_" text:style-name="Internet_20_link" text:visited-style-name="Visited_20_Internet_20_Link">lien</text:a>] un écran LCD l2C =&gt; 2€ ;</text:p>
        </text:list-item>
        <text:list-item>
          <text:p text:style-name="P28">[<text:a xlink:type="simple" xlink:href="https://fr.aliexpress.com/item/32960060901.html?spm=a2g0o.productlist.0.0.568698d0hycQfr&amp;algo_pvid=3884a3ef-1a50-4a39-a84b-9cf794b8bea5&amp;algo_expid=3884a3ef-1a50-4a39-a84b-9cf794b8bea5-5&amp;btsid=2100bb5116050146311655357e23b4&amp;ws_ab_test=searchweb0_0,searchweb201602_,searchweb201603_" text:style-name="Internet_20_link" text:visited-style-name="Visited_20_Internet_20_Link">lien</text:a>] un relais arduino pour faire tourner la pompe et le contrôleur de niveau d’eau =&gt; 1,50€ pièce.</text:p>
        </text:list-item>
      </text:list>
      <text:p text:style-name="P27"/>
      <text:p text:style-name="P27">Total : 49,5€ <text:span text:style-name="T12">(Le prix tel qu’estimé est un minimum, car il faut voir derrière si le module du mur pourra être alimenté par prise ou s’il faudra implémenter une pile. De même, il faut prévoir le coût de conception pour des cartes électroniques personnalisées avec boîtier.)</text:span></text:p>
      <text:p text:style-name="P27"/>
      <text:p text:style-name="P27">Fonctionnement général : Deux modules permettent de faire tourner le système. Un module au niveau du mur végétalisé et un autre au niveau de la cuve. Le module du mur contrôle l’humidité du substrat en coton, le pluviomètre, la température et l’humidité de l’air. Le module de la cuve détaille la hauteur du niveau d’eau dans la cuve, peut déterminer quand la cuve est pleine ou vide, actionne la pompe et peut afficher les données d’alerte des deux modules via l’écran LCD. La communication réseau se fait en 3G, pour ne pas avoir à s’intégrer dans le réseau Wifi du client <text:soft-page-break/>(même si la possibilité existe). Un programme d’arrosage automatisé de base fait vivre le système. Si le seuil de stress hydrique du mur est dépassé, un arrosage est forcé. Le programme d’arrosage peut être plus ou moins intensif suivant que la cuve soit pleine ou vide, ou que l’API météo annonce une pluviométrie conséquente ou une sécheresse pour les prochains jours (sur 5 jours, c’est gratuit, mais ça peut aller au-delà de 30 jours). <text:span text:style-name="T11">Si le capteur température détecte une température inférieure à 1 ou 0, le système d’arrosage s’interrompt. Si le pluviomètre détecte une forte pluie, le système d’arrosage se met en mode tamponnement des eaux de pluie. Le système peut être perfectionné si l’API météo détecte quel jour viendront les fortes pluies, pour vider la cuve au préalable. Les contrôleurs de niveau d’eau au niveau de la cuve servent de sécurité. Si la cuve est pleine, les électrovannes d’arrivée d’eau sont bloquées pour éviter l’inondation. Si elle est vide, la pompe est désactivée de base le temps d’alimenter le réservoir en eau de ville ou d’attendre la prochaine arrivée d’eaux de pluie. Le capteur de distance à ultrason transmet une donnée plus précise du niveau d’eau restant dans la cuve. Toutes les données sont transmises via 3G à un serveur en ligne Node-Red. Le client/paysagiste peut ainsi suivre l’état du mur avec les différents capteurs, et actionner à distance l’arrosage au besoin, ou forcer un programme d’arrosage donné.</text:span></text:p>
      <text:p text:style-name="P27"/>
      <text:p text:style-name="P29">IV/ Un mur végétalisé d’extérieur (gestion des eaux de pluie) pour un grand projet</text:p>
      <text:p text:style-name="P29"/>
      <text:p text:style-name="P29">Le principe : <text:span text:style-name="T9">le mur permet d’alléger le traitement des eaux de pluie en métropole, en plus d’autres atouts comme l’agrément, la lutte contre les îlots de chaleurs, la biodiversité. </text:span>Le projet présent se veut plus complexe dans sa configuration ou de plus grande envergure, ce qui nécessite un système plus performant.</text:p>
      <text:p text:style-name="P29"/>
      <text:p text:style-name="P29">Le matériel Io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17:24:10.024000000</meta:creation-date>
    <dc:date>2020-11-10T14:43:08.557000000</dc:date>
    <meta:editing-duration>PT1H2M1S</meta:editing-duration>
    <meta:editing-cycles>10</meta:editing-cycles>
    <meta:generator>LibreOffice/5.2.5.1$Windows_x86 LibreOffice_project/0312e1a284a7d50ca85a365c316c7abbf20a4d22</meta:generator>
    <meta:document-statistic meta:table-count="0" meta:image-count="0" meta:object-count="0" meta:page-count="3" meta:paragraph-count="44" meta:word-count="1362" meta:character-count="8177" meta:non-whitespace-character-count="6884"/>
  </office:meta>
</office:document-meta>
</file>